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6pt" fo:font-weight="bold" officeooo:paragraph-rsid="001810e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Jomolhari" fo:font-size="13pt" officeooo:paragraph-rsid="00288e6d" style:font-size-asian="13pt" style:font-size-complex="13pt"/>
    </style:style>
    <style:style style:name="P3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589877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7200c7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386ef2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3e0081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7ba7f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cf77c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2429c" officeooo:paragraph-rsid="003e0081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e0081" officeooo:paragraph-rsid="0047ba7f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7ba7f" officeooo:paragraph-rsid="0047ba7f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7ba7f" officeooo:paragraph-rsid="003e0081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3d33a" officeooo:paragraph-rsid="0043d33a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fc5a1" officeooo:paragraph-rsid="004fc5a1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6c7aee" officeooo:paragraph-rsid="00589877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200c7" officeooo:paragraph-rsid="007200c7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7d70d7" officeooo:paragraph-rsid="008fc3c0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907ee1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paragraph-rsid="008fc3c0"/>
    </style:style>
    <style:style style:name="P43" style:family="paragraph" style:parent-style-name="Standard">
      <style:paragraph-properties fo:text-align="start" style:justify-single-word="false"/>
      <style:text-properties officeooo:paragraph-rsid="0094a78b"/>
    </style:style>
    <style:style style:name="P44" style:family="paragraph" style:parent-style-name="Standard">
      <style:paragraph-properties fo:text-align="start" style:justify-single-word="false"/>
      <style:text-properties style:font-name="FreeMono" officeooo:paragraph-rsid="0094a78b"/>
    </style:style>
    <style:style style:name="P45" style:family="paragraph" style:parent-style-name="Standard">
      <style:paragraph-properties fo:text-align="start" style:justify-single-word="false"/>
      <style:text-properties style:font-name="FreeMono" officeooo:paragraph-rsid="00a06894"/>
    </style:style>
    <style:style style:name="P46" style:family="paragraph" style:parent-style-name="Standard">
      <style:paragraph-properties fo:text-align="start" style:justify-single-word="false"/>
      <style:text-properties style:font-name="Jomolhari" officeooo:paragraph-rsid="00991ab7"/>
    </style:style>
    <style:style style:name="P47" style:family="paragraph" style:parent-style-name="Standard">
      <style:paragraph-properties fo:text-align="start" style:justify-single-word="false"/>
      <style:text-properties style:font-name="Jomolhari" fo:font-weight="bold" officeooo:paragraph-rsid="009f805e" style:font-weight-asian="bold" style:font-weight-complex="bold"/>
    </style:style>
    <style:style style:name="P48" style:family="paragraph">
      <style:paragraph-properties fo:text-align="center"/>
    </style:style>
    <style:style style:name="T1" style:family="text">
      <style:text-properties officeooo:rsid="001810e1"/>
    </style:style>
    <style:style style:name="T2" style:family="text">
      <style:text-properties officeooo:rsid="0018b72f"/>
    </style:style>
    <style:style style:name="T3" style:family="text">
      <style:text-properties style:font-name="FreeMono" officeooo:rsid="0066c4be"/>
    </style:style>
    <style:style style:name="T4" style:family="text">
      <style:text-properties style:font-name="FreeMono" officeooo:rsid="006c7aee"/>
    </style:style>
    <style:style style:name="T5" style:family="text">
      <style:text-properties style:font-name="FreeMono" officeooo:rsid="007200c7"/>
    </style:style>
    <style:style style:name="T6" style:family="text">
      <style:text-properties fo:font-weight="normal" officeooo:rsid="0019b933" style:font-weight-asian="normal" style:font-weight-complex="normal"/>
    </style:style>
    <style:style style:name="T7" style:family="text">
      <style:text-properties fo:font-weight="normal" officeooo:rsid="001b77f1" style:font-weight-asian="normal" style:font-weight-complex="normal"/>
    </style:style>
    <style:style style:name="T8" style:family="text">
      <style:text-properties fo:font-weight="normal" officeooo:rsid="001e4cc3" style:font-weight-asian="normal" style:font-weight-complex="normal"/>
    </style:style>
    <style:style style:name="T9" style:family="text">
      <style:text-properties fo:font-weight="normal" officeooo:rsid="001ff759" style:font-weight-asian="normal" style:font-weight-complex="normal"/>
    </style:style>
    <style:style style:name="T10" style:family="text">
      <style:text-properties fo:font-weight="normal" officeooo:rsid="0025807d" style:font-weight-asian="normal" style:font-weight-complex="normal"/>
    </style:style>
    <style:style style:name="T11" style:family="text">
      <style:text-properties fo:font-weight="normal" officeooo:rsid="00217b28" style:font-weight-asian="normal" style:font-weight-complex="normal"/>
    </style:style>
    <style:style style:name="T12" style:family="text">
      <style:text-properties fo:font-weight="normal" officeooo:rsid="0023e396" style:font-weight-asian="normal" style:font-weight-complex="normal"/>
    </style:style>
    <style:style style:name="T13" style:family="text">
      <style:text-properties fo:font-weight="normal" officeooo:rsid="00288e6d" style:font-weight-asian="normal" style:font-weight-complex="normal"/>
    </style:style>
    <style:style style:name="T14" style:family="text">
      <style:text-properties fo:font-style="italic" officeooo:rsid="0070d956" style:font-style-asian="italic" style:font-style-complex="italic"/>
    </style:style>
    <style:style style:name="T15" style:family="text">
      <style:text-properties fo:font-style="italic" officeooo:rsid="007accf1" style:font-style-asian="italic" style:font-style-complex="italic"/>
    </style:style>
    <style:style style:name="T16" style:family="text">
      <style:text-properties fo:font-style="normal" officeooo:rsid="003849c4" style:font-style-asian="normal" style:font-style-complex="normal"/>
    </style:style>
    <style:style style:name="T17" style:family="text">
      <style:text-properties fo:font-style="normal" officeooo:rsid="008fc3c0" style:font-style-asian="normal" style:font-style-complex="normal"/>
    </style:style>
    <style:style style:name="T18" style:family="text">
      <style:text-properties style:font-name="Liberation Serif1" fo:font-weight="normal" officeooo:rsid="00288e6d" style:font-weight-asian="normal" style:font-weight-complex="normal"/>
    </style:style>
    <style:style style:name="T19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20" style:family="text">
      <style:text-properties officeooo:rsid="003172fd"/>
    </style:style>
    <style:style style:name="T21" style:family="text">
      <style:text-properties officeooo:rsid="00328fad"/>
    </style:style>
    <style:style style:name="T22" style:family="text">
      <style:text-properties officeooo:rsid="0032efce"/>
    </style:style>
    <style:style style:name="T23" style:family="text">
      <style:text-properties officeooo:rsid="0034cfb1"/>
    </style:style>
    <style:style style:name="T24" style:family="text">
      <style:text-properties officeooo:rsid="0035775c"/>
    </style:style>
    <style:style style:name="T25" style:family="text">
      <style:text-properties officeooo:rsid="003849c4"/>
    </style:style>
    <style:style style:name="T26" style:family="text">
      <style:text-properties officeooo:rsid="0039785f"/>
    </style:style>
    <style:style style:name="T27" style:family="text">
      <style:text-properties officeooo:rsid="003e0081"/>
    </style:style>
    <style:style style:name="T28" style:family="text">
      <style:text-properties officeooo:rsid="0042429c"/>
    </style:style>
    <style:style style:name="T29" style:family="text">
      <style:text-properties officeooo:rsid="0043487d"/>
    </style:style>
    <style:style style:name="T30" style:family="text">
      <style:text-properties officeooo:rsid="0043d33a"/>
    </style:style>
    <style:style style:name="T31" style:family="text">
      <style:text-properties officeooo:rsid="00442821"/>
    </style:style>
    <style:style style:name="T32" style:family="text">
      <style:text-properties officeooo:rsid="0044a7fd"/>
    </style:style>
    <style:style style:name="T33" style:family="text">
      <style:text-properties officeooo:rsid="00465349"/>
    </style:style>
    <style:style style:name="T34" style:family="text">
      <style:text-properties officeooo:rsid="0047ba7f"/>
    </style:style>
    <style:style style:name="T35" style:family="text">
      <style:text-properties officeooo:rsid="004a9366"/>
    </style:style>
    <style:style style:name="T36" style:family="text">
      <style:text-properties officeooo:rsid="004cf77c"/>
    </style:style>
    <style:style style:name="T37" style:family="text">
      <style:text-properties officeooo:rsid="004fc5a1"/>
    </style:style>
    <style:style style:name="T38" style:family="text">
      <style:text-properties officeooo:rsid="00517544"/>
    </style:style>
    <style:style style:name="T39" style:family="text">
      <style:text-properties officeooo:rsid="00570f5e"/>
    </style:style>
    <style:style style:name="T40" style:family="text">
      <style:text-properties officeooo:rsid="00589877"/>
    </style:style>
    <style:style style:name="T41" style:family="text">
      <style:text-properties officeooo:rsid="005a0a31"/>
    </style:style>
    <style:style style:name="T42" style:family="text">
      <style:text-properties officeooo:rsid="005b9710"/>
    </style:style>
    <style:style style:name="T43" style:family="text">
      <style:text-properties officeooo:rsid="005c6c4e"/>
    </style:style>
    <style:style style:name="T44" style:family="text">
      <style:text-properties officeooo:rsid="005d7b27"/>
    </style:style>
    <style:style style:name="T45" style:family="text">
      <style:text-properties officeooo:rsid="005ed207"/>
    </style:style>
    <style:style style:name="T46" style:family="text">
      <style:text-properties officeooo:rsid="00618033"/>
    </style:style>
    <style:style style:name="T47" style:family="text">
      <style:text-properties officeooo:rsid="0063773f"/>
    </style:style>
    <style:style style:name="T48" style:family="text">
      <style:text-properties officeooo:rsid="006483c1"/>
    </style:style>
    <style:style style:name="T49" style:family="text">
      <style:text-properties officeooo:rsid="0065f0e3"/>
    </style:style>
    <style:style style:name="T50" style:family="text">
      <style:text-properties officeooo:rsid="00668a3c"/>
    </style:style>
    <style:style style:name="T51" style:family="text">
      <style:text-properties officeooo:rsid="0066c4be"/>
    </style:style>
    <style:style style:name="T52" style:family="text">
      <style:text-properties style:font-name="Jomolhari" officeooo:rsid="0066c4be"/>
    </style:style>
    <style:style style:name="T53" style:family="text">
      <style:text-properties style:font-name="Jomolhari" officeooo:rsid="006c7aee"/>
    </style:style>
    <style:style style:name="T54" style:family="text">
      <style:text-properties style:font-name="Jomolhari" officeooo:rsid="007200c7"/>
    </style:style>
    <style:style style:name="T55" style:family="text">
      <style:text-properties style:font-name="Jomolhari" officeooo:rsid="0073ac92"/>
    </style:style>
    <style:style style:name="T56" style:family="text">
      <style:text-properties style:font-name="Jomolhari" officeooo:rsid="00753d3d"/>
    </style:style>
    <style:style style:name="T57" style:family="text">
      <style:text-properties style:font-name="Jomolhari" officeooo:rsid="0076cdad"/>
    </style:style>
    <style:style style:name="T58" style:family="text">
      <style:text-properties style:font-name="Jomolhari" officeooo:rsid="008053f5"/>
    </style:style>
    <style:style style:name="T59" style:family="text">
      <style:text-properties style:font-name="Jomolhari" officeooo:rsid="00836851"/>
    </style:style>
    <style:style style:name="T60" style:family="text">
      <style:text-properties style:font-name="Jomolhari" officeooo:rsid="0032efce"/>
    </style:style>
    <style:style style:name="T61" style:family="text">
      <style:text-properties style:font-name="Jomolhari" officeooo:rsid="008894f2"/>
    </style:style>
    <style:style style:name="T62" style:family="text">
      <style:text-properties style:font-name="Jomolhari" officeooo:rsid="0089ccf0"/>
    </style:style>
    <style:style style:name="T63" style:family="text">
      <style:text-properties style:font-name="Jomolhari" officeooo:rsid="008a6f9a"/>
    </style:style>
    <style:style style:name="T64" style:family="text">
      <style:text-properties style:font-name="Jomolhari" officeooo:rsid="008c191f"/>
    </style:style>
    <style:style style:name="T65" style:family="text">
      <style:text-properties style:font-name="Jomolhari" officeooo:rsid="008d75f4"/>
    </style:style>
    <style:style style:name="T66" style:family="text">
      <style:text-properties style:font-name="Jomolhari" officeooo:rsid="008e3e08"/>
    </style:style>
    <style:style style:name="T67" style:family="text">
      <style:text-properties style:font-name="Jomolhari" officeooo:rsid="00a55b4b"/>
    </style:style>
    <style:style style:name="T68" style:family="text">
      <style:text-properties officeooo:rsid="0067e597"/>
    </style:style>
    <style:style style:name="T69" style:family="text">
      <style:text-properties officeooo:rsid="00694323"/>
    </style:style>
    <style:style style:name="T70" style:family="text">
      <style:text-properties officeooo:rsid="006b862b"/>
    </style:style>
    <style:style style:name="T71" style:family="text">
      <style:text-properties officeooo:rsid="006e6fee"/>
    </style:style>
    <style:style style:name="T72" style:family="text">
      <style:text-properties officeooo:rsid="0070310d"/>
    </style:style>
    <style:style style:name="T73" style:family="text">
      <style:text-properties officeooo:rsid="0070d956"/>
    </style:style>
    <style:style style:name="T74" style:family="text">
      <style:text-properties officeooo:rsid="007accf1"/>
    </style:style>
    <style:style style:name="T75" style:family="text">
      <style:text-properties officeooo:rsid="007c33aa"/>
    </style:style>
    <style:style style:name="T76" style:family="text">
      <style:text-properties fo:color="#000000" style:text-underline-style="none" fo:font-weight="normal" officeooo:rsid="002afd29" style:font-weight-asian="normal" style:font-weight-complex="normal"/>
    </style:style>
    <style:style style:name="T77" style:family="text">
      <style:text-properties fo:color="#000000" style:text-underline-style="none" fo:font-weight="normal" officeooo:rsid="002b32e2" style:font-weight-asian="normal" style:font-weight-complex="normal"/>
    </style:style>
    <style:style style:name="T78" style:family="text">
      <style:text-properties fo:color="#000000" style:text-underline-style="none" fo:font-weight="normal" officeooo:rsid="002cfe84" style:font-weight-asian="normal" style:font-weight-complex="normal"/>
    </style:style>
    <style:style style:name="T79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80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81" style:family="text">
      <style:text-properties fo:color="#000000" fo:font-style="italic" style:text-underline-style="none" fo:font-weight="normal" officeooo:rsid="002b32e2" style:font-style-asian="italic" style:font-weight-asian="normal" style:font-style-complex="italic" style:font-weight-complex="normal"/>
    </style:style>
    <style:style style:name="T82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83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84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85" style:family="text">
      <style:text-properties fo:color="#000000" style:font-name="Jomolhari" fo:font-size="13pt" style:text-underline-style="none" fo:font-weight="normal" officeooo:rsid="0094a78b" style:font-size-asian="13pt" style:font-weight-asian="normal" style:font-size-complex="13pt" style:font-weight-complex="normal"/>
    </style:style>
    <style:style style:name="T86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87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88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89" style:family="text">
      <style:text-properties fo:color="#000000" style:font-name="Jomolhari" fo:font-size="13pt" style:text-underline-style="none" fo:font-weight="normal" officeooo:rsid="009ba17c" style:font-size-asian="13pt" style:font-weight-asian="normal" style:font-size-complex="13pt" style:font-weight-complex="normal"/>
    </style:style>
    <style:style style:name="T90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91" style:family="text">
      <style:text-properties fo:color="#000000" style:font-name="Jomolhari" fo:font-size="13pt" style:text-underline-style="none" fo:font-weight="normal" officeooo:rsid="009efbb1" style:font-size-asian="13pt" style:font-weight-asian="normal" style:font-size-complex="13pt" style:font-weight-complex="normal"/>
    </style:style>
    <style:style style:name="T92" style:family="text">
      <style:text-properties fo:color="#000000" style:font-name="Jomolhari" fo:font-size="13pt" style:text-underline-style="none" fo:font-weight="normal" officeooo:rsid="00a64caf" style:font-size-asian="13pt" style:font-weight-asian="normal" style:font-size-complex="13pt" style:font-weight-complex="normal"/>
    </style:style>
    <style:style style:name="T93" style:family="text">
      <style:text-properties fo:color="#000000" fo:font-size="13pt" style:text-underline-style="none" fo:font-weight="normal" officeooo:rsid="0094a78b" style:font-size-asian="13pt" style:font-weight-asian="normal" style:font-size-complex="13pt" style:font-weight-complex="normal"/>
    </style:style>
    <style:style style:name="T94" style:family="text">
      <style:text-properties fo:color="#000000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95" style:family="text">
      <style:text-properties fo:color="#000000" fo:font-size="13pt" style:text-underline-style="none" fo:font-weight="normal" officeooo:rsid="009ba17c" style:font-size-asian="13pt" style:font-weight-asian="normal" style:font-size-complex="13pt" style:font-weight-complex="normal"/>
    </style:style>
    <style:style style:name="T96" style:family="text">
      <style:text-properties fo:color="#000000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97" style:family="text">
      <style:text-properties fo:color="#000000" fo:font-size="13pt" style:text-underline-style="none" fo:font-weight="normal" officeooo:rsid="009efbb1" style:font-size-asian="13pt" style:font-weight-asian="normal" style:font-size-complex="13pt" style:font-weight-complex="normal"/>
    </style:style>
    <style:style style:name="T98" style:family="text">
      <style:text-properties fo:color="#000000" fo:font-size="13pt" style:text-underline-style="none" fo:font-weight="normal" officeooo:rsid="009f805e" style:font-size-asian="13pt" style:font-weight-asian="normal" style:font-size-complex="13pt" style:font-weight-complex="normal"/>
    </style:style>
    <style:style style:name="T99" style:family="text">
      <style:text-properties fo:color="#000000" fo:font-size="13pt" style:text-underline-style="none" officeooo:rsid="009f805e" style:font-size-asian="13pt" style:font-size-complex="13pt"/>
    </style:style>
    <style:style style:name="T100" style:family="text">
      <style:text-properties fo:color="#000000" style:font-name="FreeMono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01" style:family="text">
      <style:text-properties officeooo:rsid="0086b291"/>
    </style:style>
    <style:style style:name="T102" style:family="text">
      <style:text-properties officeooo:rsid="008ddbb9"/>
    </style:style>
    <style:style style:name="T103" style:family="text">
      <style:text-properties officeooo:rsid="008fc3c0"/>
    </style:style>
    <style:style style:name="T104" style:family="text">
      <style:text-properties officeooo:rsid="00907ee1"/>
    </style:style>
    <style:style style:name="T105" style:family="text">
      <style:text-properties style:font-name="FreeMono" officeooo:rsid="00907ee1"/>
    </style:style>
    <style:style style:name="T106" style:family="text">
      <style:text-properties style:font-name="Jomolhari" officeooo:rsid="00907ee1"/>
    </style:style>
    <style:style style:name="T107" style:family="text">
      <style:text-properties style:font-name="Jomolhari" fo:font-style="italic" officeooo:rsid="00907ee1" style:font-style-asian="italic" style:font-style-complex="italic"/>
    </style:style>
    <style:style style:name="T108" style:family="text">
      <style:text-properties style:font-name="Jomolhari" fo:font-size="13pt" style:font-size-asian="13pt" style:font-size-complex="13pt"/>
    </style:style>
    <style:style style:name="T109" style:family="text">
      <style:text-properties style:text-underline-style="solid" style:text-underline-type="double" style:text-underline-width="auto" style:text-underline-color="font-color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<text:tab/></text:span><text:span text:style-name="T1">Introduction to YACC</text:span></text:p>
      <text:p text:style-name="P3"/>
      <text:p text:style-name="P2"><text:span text:style-name="T6">YACC (Yet Another Compiler Compiler) is a tool used to generate a parser. </text:span><text:span text:style-name="T7">This document is a tutorial for the use of YACC to generate a parser for SIL. </text:span><text:span text:style-name="T8">YACC </text:span><text:span text:style-name="T9">translates the Context Free Grammar (CFG) specifications </text:span><text:span text:style-name="T10">(given as input in </text:span><text:span text:style-name="T19">input_file.y</text:span><text:span text:style-name="T10">) </text:span><text:span text:style-name="T9">into a C implementation </text:span><text:span text:style-name="T13">(</text:span><text:span text:style-name="T18">y.tab.c</text:span><text:span text:style-name="T13">) </text:span><text:span text:style-name="T9">of a corresponding </text:span><text:span text:style-name="T11">push down automaton i.e., a finite state machine with a stack.</text:span><text:span text:style-name="T6"> </text:span><text:span text:style-name="T12">This C program when compiled, yields an executable parser.</text:span></text:p>
      <text:p text:style-name="P4"><draw:custom-shape text:anchor-type="paragraph" draw:z-index="0" draw:style-name="gr1" draw:text-style-name="P48" svg:width="1.3335in" svg:height="0.6878in" svg:x="2.6583in" svg:y="0.0917in"><text:p text:style-name="P48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4"/>
      <text:p text:style-name="P4"><text:tab/></text:p>
      <text:p text:style-name="P5"><draw:custom-shape text:anchor-type="paragraph" draw:z-index="1" draw:style-name="gr1" svg:width="1.3335in" svg:height="0.6878in" svg:x="2.6583in" svg:y="0.1425in"><text:p text:style-name="P48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4"/>
      <text:p text:style-name="P6"/>
      <text:p text:style-name="P7"><draw:custom-shape text:anchor-type="paragraph" draw:z-index="2" draw:style-name="gr1" svg:width="1.3335in" svg:height="0.6878in" svg:x="2.6583in" svg:y="0.1043in"><text:p text:style-name="P48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8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8"/>
      <text:p text:style-name="P14"/>
      <text:p text:style-name="P36"><text:span text:style-name="T76">The source SIL program is fed as the input to the generated parser (</text:span><text:span text:style-name="T79">a.out</text:span><text:span text:style-name="T76">) </text:span><text:span text:style-name="T77">which </text:span><text:span text:style-name="T81">parses</text:span><text:span text:style-name="T77"> through the program and checks if the program can be derived from the </text:span><text:span text:style-name="T78">CFG specification in the </text:span><text:span text:style-name="T80">input_file.y</text:span><text:span text:style-name="T78"> file. </text:span></text:p>
      <text:p text:style-name="P37"/>
      <text:p text:style-name="P11"><text:span text:style-name="T25"><text:tab/>A parser is </text:span><text:span text:style-name="T26">a </text:span><text:span text:style-name="T25">program that </text:span><text:span text:style-name="T16">parses</text:span><text:span text:style-name="T25"> through an input file to check if it is in accordance with a grammar </text:span><text:span text:style-name="T39">specification</text:span><text:span text:style-name="T25">. </text:span><text:span text:style-name="T20">Parsing </text:span><text:span text:style-name="T21">is the process of analyzing a string of symbols of a particular language (in this case SIL) </text:span><text:span text:style-name="T22">according to the rules of </text:span><text:span text:style-name="T24">a</text:span><text:span text:style-name="T23"> </text:span><text:span text:style-name="T22">grammar </text:span><text:span text:style-name="T23">specifications</text:span><text:span text:style-name="T22">. </text:span><text:span text:style-name="T102">The</text:span><text:span text:style-name="T22"> </text:span><text:span text:style-name="T101">SIL</text:span><text:span text:style-name="T60"> </text:span><text:span text:style-name="T65">syntax consists of</text:span><text:span text:style-name="T60"> precise rules that </text:span><text:span text:style-name="T59">de</text:span><text:span text:style-name="T60">scribe the structure of well formed programs </text:span><text:span text:style-name="T64">in SIL</text:span><text:span text:style-name="T60">. The syntax of </text:span><text:span text:style-name="T61">SIL</text:span><text:span text:style-name="T60"> constructs can be specified by </text:span><text:span text:style-name="T62">using</text:span><text:span text:style-name="T58"> </text:span><text:span text:style-name="T63">Context Free Grammar</text:span><text:span text:style-name="T62">s </text:span><text:span text:style-name="T66">in a YACC program</text:span><text:span text:style-name="T60">.</text:span></text:p>
      <text:p text:style-name="P38"/>
      <text:p text:style-name="P15"/>
      <text:p text:style-name="P16"><text:soft-page-break/>Example:</text:p>
      <text:p text:style-name="P16"/>
      <text:p text:style-name="P19"><text:span text:style-name="T27">grammar<text:tab/>:<text:tab/>variable = value<text:tab/><text:tab/></text:span><text:span text:style-name="T28">{printf(“</text:span><text:span text:style-name="T31"> </text:span><text:span text:style-name="T32">end</text:span><text:span text:style-name="T31"> </text:span><text:span text:style-name="T28">”);}</text:span></text:p>
      <text:p text:style-name="P24"><text:tab/><text:tab/>;</text:p>
      <text:p text:style-name="P25"/>
      <text:p text:style-name="P20"><text:span text:style-name="T27">variable<text:tab/>:<text:tab/></text:span><text:span text:style-name="T42">'</text:span><text:span text:style-name="T27">a</text:span><text:span text:style-name="T42">'</text:span><text:span text:style-name="T27">|</text:span><text:span text:style-name="T42">'</text:span><text:span text:style-name="T27">b</text:span><text:span text:style-name="T42">'</text:span><text:span text:style-name="T27"><text:tab/><text:tab/><text:tab/><text:tab/></text:span><text:span text:style-name="T31">{printf(“ variable ”);</text:span><text:span text:style-name="T34">}</text:span></text:p>
      <text:p text:style-name="P27"><text:tab/><text:tab/>;</text:p>
      <text:p text:style-name="P26"/>
      <text:p text:style-name="P19"><text:span text:style-name="T27">value<text:tab/>:<text:tab/></text:span><text:span text:style-name="T42">'</text:span><text:span text:style-name="T27">0</text:span><text:span text:style-name="T42">'</text:span><text:span text:style-name="T27">|</text:span><text:span text:style-name="T42">'</text:span><text:span text:style-name="T27">1</text:span><text:span text:style-name="T42">'</text:span><text:span text:style-name="T42"><text:tab/><text:tab/><text:tab/></text:span><text:span text:style-name="T27"><text:tab/></text:span><text:span text:style-name="T31">{printf(“ </text:span><text:span text:style-name="T32">value ”);</text:span><text:span text:style-name="T34">}</text:span></text:p>
      <text:p text:style-name="P28"><text:tab/><text:tab/>;</text:p>
      <text:p text:style-name="P26"/>
      <text:p text:style-name="P17">Sample Input/Output:</text:p>
      <text:p text:style-name="P17"/>
      <text:p text:style-name="P21"><text:span text:style-name="T29">I:<text:tab/>a=</text:span><text:span text:style-name="T49">1</text:span></text:p>
      <text:p text:style-name="P21"><text:span text:style-name="T29">O:<text:tab/></text:span><text:span text:style-name="T33">variable </text:span><text:span text:style-name="T35">value </text:span><text:span text:style-name="T33">end</text:span></text:p>
      <text:p text:style-name="P29"/>
      <text:p text:style-name="P30">I:<text:tab/>a=</text:p>
      <text:p text:style-name="P22"><text:span text:style-name="T30">O:<text:tab/></text:span><text:span text:style-name="T36">variable</text:span></text:p>
      <text:p text:style-name="P22"><text:span text:style-name="T36"><text:tab/>syntax error</text:span><text:span text:style-name="T30"><text:tab/></text:span></text:p>
      <text:p text:style-name="P31"/>
      <text:p text:style-name="P23"><text:span text:style-name="T37">I:<text:tab/></text:span><text:span text:style-name="T43">s</text:span><text:span text:style-name="T37">=5</text:span><text:span text:style-name="T38">$</text:span></text:p>
      <text:p text:style-name="P32">O:<text:tab/>syntax error</text:p>
      <text:p text:style-name="P18"><text:tab/></text:p>
      <text:p text:style-name="P9"><text:span text:style-name="T40">This example demonstrates the specification of rule</text:span><text:span text:style-name="T41">s</text:span><text:span text:style-name="T40"> in YACC. </text:span><text:span text:style-name="T44">A rule in a YACC program comprises of two parts (i) the </text:span><text:span text:style-name="T45">production</text:span><text:span text:style-name="T44"> part and (ii) the action part. </text:span><text:span text:style-name="T46">In this example there are 3 production parts and 3 corresponding action parts. </text:span><text:span text:style-name="T47">(Note that there are actually </text:span><text:span text:style-name="T50">5</text:span><text:span text:style-name="T47"> productions and the latter </text:span><text:span text:style-name="T50">4</text:span><text:span text:style-name="T47"> have been composed into 2 productions, </text:span><text:span text:style-name="T48">hence </text:span><text:span text:style-name="T75">resulting in</text:span><text:span text:style-name="T48"> 3 compact productions</text:span><text:span text:style-name="T47">) </text:span><text:span text:style-name="T51">Consider the</text:span><text:span text:style-name="T69"> first rule</text:span><text:span text:style-name="T51">. Th</text:span><text:span text:style-name="T68">i</text:span><text:span text:style-name="T70">s rule</text:span><text:span text:style-name="T51"> </text:span><text:span text:style-name="T71">with the production </text:span><text:span text:style-name="T14">head</text:span><text:span text:style-name="T73"> </text:span><text:span text:style-name="T3">grammar</text:span><text:span text:style-name="T51"> (</text:span><text:span text:style-name="T73">L</text:span><text:span text:style-name="T51">HS of </text:span><text:span text:style-name="T3">:</text:span><text:span text:style-name="T51"> ) specifies that when the parser has </text:span><text:span text:style-name="T74">matched the given input with the </text:span><text:span text:style-name="T15">body</text:span><text:span text:style-name="T74"> of the production </text:span><text:span text:style-name="T51">(</text:span><text:span text:style-name="T72">R</text:span><text:span text:style-name="T51">HS of </text:span><text:span text:style-name="T3">: </text:span><text:span text:style-name="T52">), </text:span><text:span text:style-name="T53">it must execute the corresponding action (enclosed within </text:span><text:span text:style-name="T4">{}</text:span><text:span text:style-name="T53">).</text:span></text:p>
      <text:p text:style-name="P33"/>
      <text:p text:style-name="P10"><text:span text:style-name="T54">Note: </text:span><text:span text:style-name="T55">I</text:span><text:span text:style-name="T54">f the input does not match the grammar specification </text:span><text:span text:style-name="T56">of </text:span><text:span text:style-name="T54">the YACC generated parser, </text:span><text:span text:style-name="T57">it</text:span><text:span text:style-name="T54"> will print an auto-generated “</text:span><text:span text:style-name="T5">syntax error</text:span><text:span text:style-name="T54">” message </text:span><text:span text:style-name="T67">on the screen</text:span><text:span text:style-name="T54">.</text:span></text:p>
      <text:p text:style-name="P34"/>
      <text:p text:style-name="P35"/>
      <text:p text:style-name="P35"/>
      <text:p text:style-name="P35"/>
      <text:p text:style-name="P35"><text:soft-page-break/>2.<text:tab/>The structure of YACC programs</text:p>
      <text:p text:style-name="P35"/>
      <text:p text:style-name="P12">A LEX program consists of three sections : Declarations, Rules and Auxiliary functions.</text:p>
      <text:p text:style-name="P12"/>
      <text:p text:style-name="P12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3"/>
      <text:p text:style-name="P13"/>
      <text:p text:style-name="P13"/>
      <text:p text:style-name="P13"/>
      <text:p text:style-name="P13"/>
      <text:p text:style-name="P39"><text:span text:style-name="T103"/></text:p>
      <text:p text:style-name="P39"><text:span text:style-name="T103">2.1<text:tab/>Declarations</text:span></text:p>
      <text:p text:style-name="P39"><text:span text:style-name="T103"/></text:p>
      <text:p text:style-name="P40"><text:span text:style-name="T103">The Declarations sections of a YACC program consists of two parts, </text:span><text:span text:style-name="T17">C declarations <text:s/>and YACC Declarations</text:span><text:span text:style-name="T103">.</text:span></text:p>
      <text:p text:style-name="P40"><text:span text:style-name="T103"/></text:p>
      <text:p text:style-name="P41"><text:span text:style-name="T104"><text:tab/>The C Declarations are delimited by </text:span><text:span text:style-name="T105">%{</text:span><text:span text:style-name="T104"> and </text:span><text:span text:style-name="T105">%}.</text:span><text:span text:style-name="T106"> This part consists of all the declarations required for the C code written in the </text:span><text:span text:style-name="T107">Actions</text:span><text:span text:style-name="T106"> section and the</text:span></text:p>
      <text:p text:style-name="P42"><text:span text:style-name="T82"><text:s/></text:span><text:span text:style-name="T83">Auxiliary functions section. The contents of this section are directly copied into </text:span><text:span text:style-name="T84">the generated</text:span><text:span text:style-name="T83"> </text:span><text:span text:style-name="T86">y.tab.c </text:span><text:span text:style-name="T108">file</text:span><text:span text:style-name="T86"> </text:span><text:span text:style-name="T83">without any modification</text:span><text:span text:style-name="T86">. </text:span><text:span text:style-name="T83"><text:s/></text:span></text:p>
      <text:p text:style-name="P42"><text:span text:style-name="T83"/></text:p>
      <text:p text:style-name="P43"><text:span text:style-name="T85">Example:</text:span></text:p>
      <text:p text:style-name="P44"><text:span text:style-name="T93"/></text:p>
      <text:p text:style-name="P44"><text:span text:style-name="T93">%{</text:span></text:p>
      <text:p text:style-name="P44"><text:span text:style-name="T93"/></text:p>
      <text:p text:style-name="P44"><text:span text:style-name="T93">#include&lt;stdio.h&gt;</text:span></text:p>
      <text:p text:style-name="P44"><text:span text:style-name="T93"/></text:p>
      <text:p text:style-name="P44"><text:span text:style-name="T93">%}</text:span></text:p>
      <text:p text:style-name="P44"><text:span text:style-name="T93"/></text:p>
      <text:p text:style-name="P44"><text:span text:style-name="T93">%token NUM</text:span></text:p>
      <text:p text:style-name="P44"><text:span text:style-name="T93"/></text:p>
      <text:p text:style-name="P44"><text:span text:style-name="T93">%%</text:span></text:p>
      <text:p text:style-name="P44"><text:span text:style-name="T93"/></text:p>
      <text:p text:style-name="P44"><text:span text:style-name="T93">expr<text:tab/>:<text:tab/>expr '+' expr</text:span></text:p>
      <text:p text:style-name="P44"><text:span text:style-name="T93"><text:tab/>|<text:tab/>NUM</text:span></text:p>
      <text:p text:style-name="P44"><text:span text:style-name="T93"/></text:p>
      <text:p text:style-name="P44"><text:soft-page-break/><text:span text:style-name="T93">%%</text:span></text:p>
      <text:p text:style-name="P45"><text:span text:style-name="T93"><text:tab/>/* Auxiliary functions */</text:span></text:p>
      <text:p text:style-name="P44"><text:span text:style-name="T88"/></text:p>
      <text:p text:style-name="P44"><text:span text:style-name="T88">The YACC Declarations consists of declarations of grammar tokens. In the above example </text:span><text:span text:style-name="T94">NUM</text:span><text:span text:style-name="T88"> is a token. </text:span><text:span text:style-name="T89">The token represents an input string which is obtained by calling yylex() </text:span><text:span text:style-name="T90">(To be discussed in detail later). </text:span><text:span text:style-name="T91">The tokens declared in this section are used in the Rules section. </text:span></text:p>
      <text:p text:style-name="P46"><text:span text:style-name="T96"/></text:p>
      <text:p text:style-name="P47"><text:span text:style-name="T99">2.2.<text:tab/>Rules</text:span></text:p>
      <text:p text:style-name="P44"><text:span text:style-name="T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08-26T08:46:06</dc:date>
    <meta:editing-duration>PT2H45M48S</meta:editing-duration>
    <meta:editing-cycles>138</meta:editing-cycles>
    <meta:document-statistic meta:table-count="0" meta:image-count="0" meta:object-count="0" meta:page-count="4" meta:paragraph-count="42" meta:word-count="521" meta:character-count="3064" meta:non-whitespace-character-count="2555"/>
  </office:meta>
</office:document-meta>
</file>